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5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6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6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6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6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ML</text:p>
          </table:table-cell>
          <table:table-cell office:value-type="string">
            <text:p>Microchip</text:p>
          </table:table-cell>
          <table:table-cell/>
          <table:table-cell office:value-type="string">
            <text:p>QFN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1</text:p>
          </table:table-cell>
          <table:table-cell office:value-type="string">
            <text:p>Alternate: 1.2V, 3A Buck Reg</text:p>
          </table:table-cell>
          <table:table-cell office:value-type="string">
            <text:p>AP6503A</text:p>
          </table:table-cell>
          <table:table-cell office:value-type="string">
            <text:p>Diodes Inc.</text:p>
          </table:table-cell>
          <table:table-cell office:value-type="string">
            <text:p>3A</text:p>
          </table:table-cell>
          <table:table-cell office:value-type="string">
            <text:p>SOIC-8</text:p>
          </table:table-cell>
          <table:table-cell office:value-type="float" office:value="0">
            <text:p>0</text:p>
          </table:table-cell>
          <table:table-cell office:value-type="float" office:value="1.08">
            <text:p>1.080</text:p>
          </table:table-cell>
          <table:table-cell office:value-type="float" office:value="0.865">
            <text:p>0.865</text:p>
          </table:table-cell>
          <table:table-cell office:value-type="float" office:value="0.75">
            <text:p>0.7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6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NXP</text:p>
          </table:table-cell>
          <table:table-cell/>
          <table:table-cell office:value-type="string">
            <text:p>SOT-765-1</text:p>
          </table:table-cell>
          <table:table-cell office:value-type="float" office:value="1">
            <text:p>1</text:p>
          </table:table-cell>
          <table:table-cell office:value-type="float" office:value="0.21">
            <text:p>0.210</text:p>
          </table:table-cell>
          <table:table-cell office:value-type="float" office:value="0.197">
            <text:p>0.197</text:p>
          </table:table-cell>
          <table:table-cell office:value-type="float" office:value="0.186">
            <text:p>0.18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7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2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3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1</text:p>
          </table:table-cell>
          <table:table-cell office:value-type="string">
            <text:p>Alternate: Power Inductor</text:p>
          </table:table-cell>
          <table:table-cell office:value-type="string">
            <text:p>SRR6038-3R3Y</text:p>
          </table:table-cell>
          <table:table-cell office:value-type="string">
            <text:p>Bourns</text:p>
          </table:table-cell>
          <table:table-cell office:value-type="string">
            <text:p>3.3uH, 3.5A</text:p>
          </table:table-cell>
          <table:table-cell office:value-type="string">
            <text:p>6.8x6.8mm</text:p>
          </table:table-cell>
          <table:table-cell office:value-type="float" office:value="0">
            <text:p>0</text:p>
          </table:table-cell>
          <table:table-cell office:value-type="float" office:value="0.64">
            <text:p>0.640</text:p>
          </table:table-cell>
          <table:table-cell office:value-type="float" office:value="0.463">
            <text:p>0.463</text:p>
          </table:table-cell>
          <table:table-cell office:value-type="float" office:value="0.428">
            <text:p>0.42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2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Vishay</text:p>
          </table:table-cell>
          <table:table-cell office:value-type="string">
            <text:p>60 ohm, 25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11">
            <text:p>0.110</text:p>
          </table:table-cell>
          <table:table-cell office:value-type="float" office:value="0.036">
            <text:p>0.036</text:p>
          </table:table-cell>
          <table:table-cell office:value-type="float" office:value="0.029">
            <text:p>0.02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,L4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string">
            <text:p>Murata</text:p>
          </table:table-cell>
          <table:table-cell office:value-type="string">
            <text:p>120 ohm, 300mA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5,L6</text:p>
          </table:table-cell>
          <table:table-cell office:value-type="string">
            <text:p>Ferrite Bead Choke</text:p>
          </table:table-cell>
          <table:table-cell office:value-type="string">
            <text:p>BLM21PG221SN1</text:p>
          </table:table-cell>
          <table:table-cell office:value-type="string">
            <text:p>Murata</text:p>
          </table:table-cell>
          <table:table-cell office:value-type="string">
            <text:p>220 ohm, 2A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35">
            <text:p>0.350</text:p>
          </table:table-cell>
          <table:table-cell office:value-type="float" office:value="0.123">
            <text:p>0.123</text:p>
          </table:table-cell>
          <table:table-cell office:value-type="float" office:value="0.068">
            <text:p>0.06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</text:p>
          </table:table-cell>
          <table:table-cell office:value-type="string">
            <text:p>Ceramic Capacitor</text:p>
          </table:table-cell>
          <table:table-cell office:value-type="string">
            <text:p>GRM188R71E104KA01J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4">
            <text:p>0.040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</text:p>
          </table:table-cell>
          <table:table-cell office:value-type="string">
            <text:p>Ceramic Capacitor</text:p>
          </table:table-cell>
          <table:table-cell office:value-type="string">
            <text:p>VJ0603Y682KXXCW1BC</text:p>
          </table:table-cell>
          <table:table-cell office:value-type="string">
            <text:p>Vishay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3,C7,C2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8,C2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4,R5,R9,R10,R1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7,R8,R11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T1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8:.G44])" office:value-type="float" office:value="55">
            <text:p>55</text:p>
          </table:table-cell>
          <table:table-cell table:style-name="ce12" table:formula="of:=SUMPRODUCT([.$G8:.$G44];[.H8:.H44])" office:value-type="float" office:value="12.87">
            <text:p>12.87</text:p>
          </table:table-cell>
          <table:table-cell table:style-name="ce12" table:formula="of:=SUMPRODUCT([.$G8:.$G44];[.I8:.I44])" office:value-type="float" office:value="8.077">
            <text:p>8.08</text:p>
          </table:table-cell>
          <table:table-cell table:style-name="ce12" table:formula="of:=SUMPRODUCT([.$G8:.$G44];[.J8:.J44])" office:value-type="float" office:value="6.044">
            <text:p>6.04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6" table:number-rows-repeated="1048499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7-18T00:21:30</dc:date>
    <dc:creator>chris </dc:creator>
    <meta:editing-duration>P2DT6H59M38S</meta:editing-duration>
    <meta:editing-cycles>254</meta:editing-cycles>
    <meta:generator>LibreOffice/3.5$Linux_x86 LibreOffice_project/350m1$Build-2</meta:generator>
    <meta:document-statistic meta:table-count="3" meta:cell-count="391" meta:object-count="0"/>
  </office:meta>
</office:document-meta>
</file>